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" table:number-columns-repeated="1002" table:default-cell-style-name="ce6"/>
        <table:table-column table:style-name="co22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4|knows_power_strike_2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4|knows_power_strike_2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5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ven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ven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ven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ven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ven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ven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dor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tld_tunic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hunting_bow,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dor_levy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i1_gondor_levy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dor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dor_arrows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dor_watchma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i2_gondor_watchma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dor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dor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dor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dor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dor_spearma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dor_spearma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dor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dor_vet_spearma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dor_vet_spearma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dor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dor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dor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dor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dor_swordsma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dor_swordsma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dor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dor_vet_swordsma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dor_vet_swordsma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dor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dor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dor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dor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dor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dor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dor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dor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dor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dor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dor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dor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dor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dor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dor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dor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dor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dor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dor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dor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dor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dor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dor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dor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dor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dor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4_gondor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dor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dor_vet_arche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" calcext:value-type="string">
            <text:p>["a5_gondor_vet_arche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dor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/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dor_tower_archer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" calcext:value-type="string">
            <text:p>["a6_gondor_tower_archer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vet_ithilien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vet_ithilien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a5_vet_ithilien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master_ithilien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master_ithilien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" calcext:value-type="string">
            <text:p>["a6_master_ithilien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arnach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arnach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arnach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arnach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arnach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arnach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arnach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arnach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arnach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arnach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arnach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arnach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arnach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arnach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arnach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arnach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arnach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 office:value-type="string" calcext:value-type="string">
            <text:p>itm_shortened_spear,itm_gondor_javelin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draw_2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i1_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throw_5|knows_power_draw_5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" calcext:value-type="string">
            <text:p>["a2_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short_bow,itm_regular_bow,</text:p>
          </table:table-cell>
          <table:table-cell table:style-name="ce12" office:value-type="string" calcext:value-type="string">
            <text:p>itm_pelargir_eket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dra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" calcext:value-type="string">
            <text:p>["a3_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|</text:span>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" calcext:value-type="string">
            <text:p>["i2_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" calcext:value-type="string">
            <text:p>["i3_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edon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edon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edon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edon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edon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edon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edon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edon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edon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edon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edon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edon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edon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edon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edon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edon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edon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edon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draw_4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4|knows_power_draw_4|knows_power_strike_2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3|knows_power_strike_5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5|knows_power_draw_6|knows_power_strike_8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3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e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short_spear,itm_mirkwood_ax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light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3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axe,</text:p>
          </table:table-cell>
          <table:table-cell table:style-name="ce12" office:value-type="string" calcext:value-type="string">
            <text:p>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c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horse_archery_2|knows_riding_3|knows_power_draw_2|knows_power_throw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horse_archery_1|knows_common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land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land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land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land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land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land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land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land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" calcext:value-type="string">
            <text:p>["i3_dunland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land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land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" calcext:value-type="string">
            <text:p>["i4_dunland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land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land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land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land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land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land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land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2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land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" calcext:value-type="string">
            <text:p>["i4_dunland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land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strike_4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land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" calcext:value-type="string">
            <text:p>["i5_dunland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land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land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land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land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land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land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pear,</text:p>
          </table:table-cell>
          <table:table-cell table:style-name="ce12" office:value-type="string" calcext:value-type="string">
            <text:p>itm_khand_mace1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</text:p>
          </table:table-cell>
          <table:table-cell table:style-name="ce12" office:value-type="string" calcext:value-type="string">
            <text:p>itm_khand_tulwar,itm_khand_mace1,itm_tab_shield_small_roun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table:number-columns-repeated="2"/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1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2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/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/>
          <table:table-cell table:style-name="ce21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itm_khand_helmet_b4,itm_khand_helmet_d2,</text:p>
          </table:table-cell>
          <table:table-cell table:style-name="ce12" office:value-type="string" calcext:value-type="string">
            <text:p>itm_khand_med_lam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b2,itm_khand_helmet_d1,itm_khand_helmet_d3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et_e1,itm_khand_helmet_e4,itm_khand_helmet_e3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itm_khand_helmet_e3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2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e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e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e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b,itm_orc_shield_a,itm_moria_orc_shield_b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.00.0000</text:date>, <text:time style:data-style-name="N2" text:time-value="11:47:53.3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1-19T12:22:47.792000000</dc:date>
    <meta:editing-cycles>235</meta:editing-cycles>
    <meta:editing-duration>P1DT8H20M56S</meta:editing-duration>
    <meta:document-statistic meta:table-count="2" meta:cell-count="6707" meta:object-count="0"/>
  </office:meta>
</office:document-meta>
</file>